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E54000001BB000001BBE016AA01CA8D16B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7d1d1" draw:textarea-horizontal-align="justify" draw:textarea-vertical-align="middle" draw:auto-grow-height="false" fo:min-height="0.208cm" fo:min-width="1.93cm"/>
    </style:style>
    <style:style style:name="gr2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361cm" fo:min-width="3.857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87d1d1" draw:textarea-horizontal-align="justify" draw:textarea-vertical-align="middle" draw:auto-grow-height="false" fo:min-height="0.249cm" fo:min-width="3.739cm"/>
    </style:style>
    <style:style style:name="gr4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361cm" fo:min-width="10.048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635cm" fo:min-width="2.542cm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-color="#87d1d1" draw:textarea-horizontal-align="justify" draw:textarea-vertical-align="middle" draw:auto-grow-height="false" fo:min-height="0.247cm" fo:min-width="2.33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87d1d1" draw:textarea-horizontal-align="justify" draw:textarea-vertical-align="middle" draw:auto-grow-height="false" fo:min-height="0.607cm" fo:min-width="2.782cm"/>
    </style:style>
    <style:style style:name="gr9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3.31cm"/>
    </style:style>
    <style:style style:name="gr10" style:family="graphic" style:parent-style-name="standard">
      <style:graphic-properties svg:stroke-color="#000000" draw:fill-color="#87d1d1" draw:textarea-horizontal-align="justify" draw:textarea-vertical-align="middle" draw:auto-grow-height="false" fo:min-height="0.223cm" fo:min-width="2.782cm"/>
    </style:style>
    <style:style style:name="gr11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4.231cm"/>
    </style:style>
    <style:style style:name="gr12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2.264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3.349cm"/>
    </style:style>
    <style:style style:name="gr15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701cm" fo:min-width="5.205cm"/>
    </style:style>
    <style:style style:name="gr16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4.824cm"/>
    </style:style>
    <style:style style:name="gr17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3.293cm"/>
    </style:style>
    <style:style style:name="gr18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52cm" fo:min-width="4.967cm"/>
    </style:style>
    <style:style style:name="gr19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823cm" fo:min-width="2.513cm" fo:padding-top="0.177cm" fo:padding-bottom="0.177cm" fo:padding-left="0.302cm" fo:padding-right="0.302cm"/>
    </style:style>
    <style:style style:name="gr20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2.936cm"/>
    </style:style>
    <style:style style:name="gr21" style:family="graphic" style:parent-style-name="standard">
      <style:graphic-properties svg:stroke-color="#000000" draw:fill-color="#dfcce4" draw:textarea-horizontal-align="justify" draw:textarea-vertical-align="top" draw:auto-grow-height="false" fo:min-height="0.894cm" fo:min-width="0.305cm"/>
    </style:style>
    <style:style style:name="gr22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049cm" fo:min-width="3.68cm"/>
    </style:style>
    <style:style style:name="gr23" style:family="graphic" style:parent-style-name="standard" style:list-style-name="L1">
      <style:graphic-properties svg:stroke-color="#000000" draw:fill-color="#87d1d1" draw:textarea-horizontal-align="justify" draw:textarea-vertical-align="middle" draw:auto-grow-height="false" fo:min-height="0.607cm" fo:min-width="3.727cm"/>
    </style:style>
    <style:style style:name="gr24" style:family="graphic" style:parent-style-name="standard">
      <style:graphic-properties draw:fill-color="#9d85be" draw:opacity="40%" draw:textarea-horizontal-align="justify" draw:textarea-vertical-align="middle" draw:auto-grow-height="false" fo:min-height="8.426cm" fo:min-width="7.641cm"/>
    </style:style>
    <style:style style:name="gr25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0.703cm" fo:min-width="1.062cm" fo:padding-top="0.204cm" fo:padding-bottom="0.204cm" fo:padding-left="0.329cm" fo:padding-right="0.329cm"/>
    </style:style>
    <style:style style:name="gr26" style:family="graphic" style:parent-style-name="standard">
      <style:graphic-properties draw:stroke="solid" svg:stroke-width="0.159cm" svg:stroke-color="#000000" draw:marker-start-width="0.438cm" draw:marker-end-width="0.438cm" draw:fill-color="#87d1d1" draw:textarea-horizontal-align="justify" draw:textarea-vertical-align="top" draw:auto-grow-height="false" fo:min-height="2.264cm" fo:min-width="3.038cm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e0efd4" draw:textarea-horizontal-align="justify" draw:textarea-vertical-align="middle" draw:auto-grow-height="false" fo:min-height="0.466cm" fo:min-width="2.744cm"/>
    </style:style>
    <style:style style:name="gr28" style:family="graphic" style:parent-style-name="standard">
      <style:graphic-properties svg:stroke-color="#000000" draw:fill-color="#e0efd4" draw:textarea-horizontal-align="justify" draw:textarea-vertical-align="middle" draw:auto-grow-height="false" fo:min-height="0.446cm" fo:min-width="2.744cm"/>
    </style:style>
    <style:style style:name="gr29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1.242cm" fo:min-width="1.553cm" fo:padding-top="0.204cm" fo:padding-bottom="0.204cm" fo:padding-left="0.329cm" fo:padding-right="0.329cm"/>
    </style:style>
    <style:style style:name="gr30" style:family="graphic" style:parent-style-name="standard">
      <style:graphic-properties svg:stroke-color="#000000" draw:fill-color="#72bf44" draw:textarea-horizontal-align="justify" draw:textarea-vertical-align="middle" draw:auto-grow-height="false" fo:min-height="0.618cm" fo:min-width="0.437cm"/>
    </style:style>
    <style:style style:name="gr31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0.703cm" fo:min-width="1.009cm" fo:padding-top="0.204cm" fo:padding-bottom="0.204cm" fo:padding-left="0.329cm" fo:padding-right="0.329cm"/>
    </style:style>
    <style:style style:name="gr32" style:family="graphic" style:parent-style-name="standard">
      <style:graphic-properties svg:stroke-color="#000000" draw:fill-color="#72bf44" draw:textarea-horizontal-align="justify" draw:textarea-vertical-align="middle" draw:auto-grow-height="false" fo:min-height="0.639cm" fo:min-width="0.437cm"/>
    </style:style>
    <style:style style:name="gr33" style:family="graphic" style:parent-style-name="standard">
      <style:graphic-properties svg:stroke-color="#000000" draw:fill-color="#72bf44" draw:textarea-horizontal-align="justify" draw:textarea-vertical-align="middle" draw:auto-grow-height="false" fo:min-height="0.73cm" fo:min-width="1.039cm"/>
    </style:style>
    <style:style style:name="gr34" style:family="graphic" style:parent-style-name="standard">
      <style:graphic-properties draw:stroke="none" draw:fill-color="#cccccc" draw:textarea-horizontal-align="justify" draw:textarea-vertical-align="middle" draw:auto-grow-height="false" fo:min-height="6.354cm" fo:min-width="6.771cm"/>
    </style:style>
    <style:style style:name="gr35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618cm" fo:min-width="6.101cm"/>
    </style:style>
    <style:style style:name="gr36" style:family="graphic" style:parent-style-name="standard">
      <style:graphic-properties svg:stroke-color="#000000" draw:fill-color="#bce4e5" draw:textarea-horizontal-align="justify" draw:textarea-vertical-align="middle" draw:auto-grow-height="false" fo:min-height="0.242cm" fo:min-width="2.264cm"/>
    </style:style>
    <style:style style:name="gr37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678cm" fo:min-width="4.207cm" fo:padding-top="0.177cm" fo:padding-bottom="0.177cm" fo:padding-left="0.302cm" fo:padding-right="0.302cm"/>
    </style:style>
    <style:style style:name="gr38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87d1d1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-color="#00a65d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ce181e" fo:font-weight="bold"/>
    </style:style>
    <style:style style:name="P8" style:family="paragraph">
      <style:paragraph-properties fo:margin-left="0cm" fo:margin-right="0cm" fo:margin-top="0.2cm" fo:margin-bottom="0.2cm" fo:line-height="100%" fo:text-align="start" fo:text-indent="0cm"/>
    </style:style>
    <style:style style:name="P9" style:family="paragraph">
      <loext:graphic-properties draw:fill-color="#fcd4d1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dfcce4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87d1d1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9d85be" draw:opacity="40%"/>
      <style:paragraph-properties fo:text-align="center"/>
      <style:text-properties fo:font-size="18pt" fo:font-weight="bold" style:font-size-asian="13pt" style:font-size-complex="13pt"/>
    </style:style>
    <style:style style:name="P15" style:family="paragraph">
      <loext:graphic-properties draw:fill-color="#87d1d1"/>
      <style:paragraph-properties fo:text-align="center"/>
      <style:text-properties fo:font-size="10.5pt" fo:font-weight="bold" style:font-size-asian="10.5pt" style:font-size-complex="10.5pt"/>
    </style:style>
    <style:style style:name="P16" style:family="paragraph">
      <loext:graphic-properties draw:fill-color="#87d1d1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-color="#e0efd4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9" style:family="paragraph">
      <loext:graphic-properties draw:fill-color="#72bf44"/>
      <style:paragraph-properties fo:text-align="center"/>
      <style:text-properties fo:font-size="13pt" style:font-size-asian="13pt" style:font-size-complex="13pt"/>
    </style:style>
    <style:style style:name="P20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fcd4d1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-color="#00a65d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color="#ce181e" fo:font-size="12pt" fo:font-weight="bold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0.5pt" fo:font-weight="bold" style:font-size-asian="10.5pt" style:font-size-complex="10.5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1E54000001BB000001BBE016AA01CA8D16B4.svg" xlink:type="simple" xlink:show="embed" xlink:actuate="onLoad">
        <style:list-level-properties text:min-label-width="0.6cm" style:vertical-pos="middle" style:vertical-rel="line" fo:width="0.443cm" fo:height="0.44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2.694cm" svg:height="0.648cm" svg:x="6.604cm" svg:y="3.286cm">
          <text:p text:style-name="P1"><text:span text:style-name="T1">DRICHHi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9" draw:id="id9" draw:layer="layout" svg:width="4.461cm" svg:height="0.715cm" svg:x="9.872cm" svg:y="1.148cm">
          <text:p text:style-name="P1"><text:span text:style-name="T2">DD4hep Sim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1" draw:id="id21" draw:layer="layout" svg:width="4.699cm" svg:height="0.707cm" svg:x="2.102cm" svg:y="7.559cm">
          <text:p text:style-name="P1"><text:span text:style-name="T1">DRICHRawHitsAssocia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xml:id="id14" draw:id="id14" draw:layer="layout" svg:width="10.652cm" svg:height="0.715cm" svg:x="13.689cm" svg:y="19.583cm">
          <draw:glue-point draw:id="8" svg:x="-3.971cm" svg:y="-5.748cm"/>
          <draw:glue-point draw:id="9" svg:x="3.924cm" svg:y="-5.748cm"/>
          <text:p text:style-name="P1"><text:span text:style-name="T2">Reconstruction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11" draw:id="id11" draw:layer="layout" svg:width="3.146cm" svg:height="0.989cm" svg:x="16.244cm" svg:y="3.151cm">
          <text:p text:style-name="P1"><text:span text:style-name="T2">Track</text:span></text:p>
          <text:p text:style-name="P1"><text:span text:style-name="T2">Re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" draw:id="id1" draw:layer="layout" svg:width="3.146cm" svg:height="0.703cm" svg:x="16.244cm" svg:y="4.18cm">
          <text:p text:style-name="P1"><text:span text:style-name="T1">CKFTrajectori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draw:type="line" svg:x1="17.817cm" svg:y1="4.883cm" svg:x2="17.835cm" svg:y2="5.999cm" draw:start-shape="id1" draw:start-glue-point="6" draw:end-shape="id2" draw:end-glue-point="4" svg:d="M17817 4883l18 1116" svg:viewBox="0 0 19 1117">
          <text:p/>
        </draw:connector>
        <draw:custom-shape draw:style-name="gr8" draw:text-style-name="P2" xml:id="id3" draw:id="id3" draw:layer="layout" svg:width="3.638cm" svg:height="1.213cm" svg:x="16.01cm" svg:y="7.399cm">
          <text:p text:style-name="P5"><text:span text:style-name="T1">DRICHAerogelTracks</text:span></text:p>
          <text:p text:style-name="P5"><text:span text:style-name="T1">DRICHGas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16.01cm" svg:y1="8.006cm" svg:x2="12.845cm" svg:y2="10.717cm" draw:start-shape="id3" draw:start-glue-point="5" draw:end-shape="id4" draw:end-glue-point="5" svg:d="M16010 8006h-3165v2711" svg:viewBox="0 0 3166 2712">
          <text:p/>
        </draw:connector>
        <draw:custom-shape draw:style-name="gr9" draw:text-style-name="P2" xml:id="id17" draw:id="id17" draw:layer="layout" svg:width="4.224cm" svg:height="0.696cm" svg:x="17.783cm" svg:y="11.468cm">
          <text:p text:style-name="P1"><text:span text:style-name="T1">DRICHTrackReflec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xml:id="id5" draw:id="id5" draw:layer="layout" svg:width="3.638cm" svg:height="0.669cm" svg:x="16.011cm" svg:y="8.625cm">
          <text:p text:style-name="P1"><text:span text:style-name="T1">DRICHMirror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2" xml:id="id7" draw:id="id7" draw:layer="layout" svg:width="5.245cm" svg:height="0.696cm" svg:x="10.561cm" svg:y="14.601cm">
          <text:p text:style-name="P1"><text:span text:style-name="T1">DRICHIrtCherenkovParticle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6" draw:layer="layout" svg:x1="19.649cm" svg:y1="8.96cm" svg:x2="19.934cm" svg:y2="10.055cm" draw:start-shape="id5" draw:start-glue-point="7" draw:end-shape="id6" draw:end-glue-point="4" svg:d="M19649 8960h285v1095" svg:viewBox="0 0 286 1096">
          <text:p/>
        </draw:connector>
        <draw:custom-shape draw:style-name="gr12" draw:text-style-name="P2" xml:id="id13" draw:id="id13" draw:layer="layout" svg:width="3.064cm" svg:height="0.696cm" svg:x="11.651cm" svg:y="17.454cm">
          <text:p text:style-name="P1"><text:span text:style-name="T1">DRICHParticle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6" draw:layer="layout" draw:type="line" svg:x1="13.184cm" svg:y1="15.297cm" svg:x2="13.183cm" svg:y2="16.07cm" draw:start-shape="id7" draw:start-glue-point="6" draw:end-shape="id8" draw:end-glue-point="4" svg:d="M13184 15297l-1 773" svg:viewBox="0 0 2 774">
          <text:p/>
        </draw:connector>
        <draw:frame draw:style-name="gr13" draw:text-style-name="P7" draw:layer="layout" svg:width="1.905cm" svg:height="0.725cm" svg:x="20.085cm" svg:y="9.455cm">
          <draw:text-box>
            <text:p><text:span text:style-name="T3">TODO</text:span></text:p>
          </draw:text-box>
        </draw:frame>
        <draw:custom-shape draw:style-name="gr14" draw:text-style-name="P9" xml:id="id8" draw:id="id8" draw:layer="layout" svg:width="3.849cm" svg:height="1.397cm" svg:x="11.259cm" svg:y="16.07cm">
          <text:list text:style-name="L2">
            <text:list-item>
              <text:p text:style-name="P8"><text:span text:style-name="T4">IrtParticleID</text:span></text:p>
            </text:list-item>
            <text:list-item>
              <text:p text:style-name="P8"><text:span text:style-name="T4">IrtParticleID_fa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xml:id="id18" draw:id="id18" draw:layer="layout" svg:width="5.705cm" svg:height="1.951cm" svg:x="10.331cm" svg:y="12.684cm">
          <draw:glue-point draw:id="8" svg:x="-1.765cm" svg:y="-5.01cm"/>
          <draw:glue-point draw:id="9" svg:x="1.574cm" svg:y="-5.01cm"/>
          <draw:glue-point draw:id="10" svg:x="-3.546cm" svg:y="-4.997cm"/>
          <draw:glue-point draw:id="11" svg:x="-1.097cm" svg:y="-4.997cm"/>
          <text:list text:style-name="L2">
            <text:list-item>
              <text:p text:style-name="P8"><text:span text:style-name="T4">IrtCherenkovParticleID</text:span></text:p>
            </text:list-item>
            <text:list-item>
              <text:p text:style-name="P8"><text:span text:style-name="T4">IrtCherenkovParticleID_factory</text:span></text:p>
            </text:list-item>
            <text:list-item>
              <text:p text:style-name="P8"><text:span text:style-name="T4">IrtCherenkovParticleID_processor</text:span></text:p>
            </text:list-item>
          </text:list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9" xml:id="id6" draw:id="id6" draw:layer="layout" svg:width="5.324cm" svg:height="1.397cm" svg:x="17.272cm" svg:y="10.055cm">
          <text:list text:style-name="L2">
            <text:list-item>
              <text:p text:style-name="P8"><text:span text:style-name="T4">RichTrackReflections</text:span></text:p>
            </text:list-item>
            <text:list-item>
              <text:p text:style-name="P8"><text:span text:style-name="T4">RichTrackReflections_fa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2" draw:id="id2" draw:layer="layout" svg:width="3.793cm" svg:height="1.397cm" svg:x="15.939cm" svg:y="5.999cm">
          <text:list text:style-name="L2">
            <text:list-item>
              <text:p text:style-name="P8"><text:span text:style-name="T4">TrackPropagation</text:span></text:p>
            </text:list-item>
            <text:list-item>
              <text:p text:style-name="P8"><text:span text:style-name="T4">RichTrack_fa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9" xml:id="id12" draw:id="id12" draw:layer="layout" svg:width="5.467cm" svg:height="1.77cm" svg:x="1.718cm" svg:y="5.764cm">
          <text:list text:style-name="L2">
            <text:list-item>
              <text:p text:style-name="P8"><text:span text:style-name="T4">PhotoMultiplierHitDigi</text:span></text:p>
            </text:list-item>
            <text:list-item>
              <text:p text:style-name="P8"><text:span text:style-name="T4">PhotoMultiplierHitDigi_factory</text:span></text:p>
            </text:list-item>
            <text:list-item>
              <text:p text:style-name="P8"><text:span text:style-name="T4">Digitizer_processor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draw:line-skew="-0.254cm" svg:x1="12.103cm" svg:y1="1.863cm" svg:x2="7.951cm" svg:y2="3.286cm" draw:start-shape="id9" draw:start-glue-point="6" draw:end-shape="id10" draw:end-glue-point="4" svg:d="M12103 1863v484h-4152v939" svg:viewBox="0 0 4153 1424">
          <text:p/>
        </draw:connector>
        <draw:connector draw:style-name="gr7" draw:text-style-name="P6" draw:layer="layout" draw:line-skew="-0.16cm" svg:x1="12.103cm" svg:y1="1.863cm" svg:x2="17.817cm" svg:y2="3.151cm" draw:start-shape="id9" draw:start-glue-point="6" draw:end-shape="id11" draw:end-glue-point="4" svg:d="M12103 1863v484h5714v804" svg:viewBox="0 0 5715 1289">
          <text:p/>
        </draw:connector>
        <draw:connector draw:style-name="gr7" draw:text-style-name="P6" draw:layer="layout" draw:type="lines" svg:x1="6.604cm" svg:y1="3.61cm" svg:x2="4.451cm" svg:y2="5.764cm" draw:start-shape="id10" draw:start-glue-point="5" draw:end-shape="id12" draw:end-glue-point="4" svg:d="M6604 3610h-501l-1652 1653v501" svg:viewBox="0 0 2154 2155">
          <text:p/>
        </draw:connector>
        <draw:custom-shape draw:style-name="gr19" draw:text-style-name="P3" xml:id="id15" draw:id="id15" draw:layer="layout" svg:width="3.117cm" svg:height="1.177cm" svg:x="23.072cm" svg:y="16.112cm">
          <draw:glue-point draw:id="8" svg:x="-3.962cm" svg:y="-4.774cm"/>
          <text:p text:style-name="P1"><text:span text:style-name="T2">Particle</text:span></text:p>
          <text:p text:style-name="P1"><text:span text:style-name="T2">Re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xml:id="id16" draw:id="id16" draw:layer="layout" svg:width="3.808cm" svg:height="0.696cm" svg:x="22.803cm" svg:y="17.322cm">
          <text:p text:style-name="P1"><text:span text:style-name="T1">ReconstructedPartic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6" draw:layer="layout" draw:type="lines" svg:x1="13.183cm" svg:y1="18.15cm" svg:x2="14.786cm" svg:y2="19.583cm" draw:start-shape="id13" draw:start-glue-point="6" draw:end-shape="id14" draw:end-glue-point="8" svg:d="M13183 18150v502l1603 377v554" svg:viewBox="0 0 1604 1434">
          <text:p/>
        </draw:connector>
        <draw:frame draw:style-name="gr13" draw:text-style-name="P7" draw:layer="layout" svg:width="1.905cm" svg:height="0.725cm" svg:x="18.78cm" svg:y="16.296cm">
          <draw:text-box>
            <text:p><text:span text:style-name="T3">T</text:span><text:span text:style-name="T3">O</text:span><text:span text:style-name="T3">D</text:span><text:span text:style-name="T3">O</text:span></text:p>
          </draw:text-box>
        </draw:frame>
        <draw:connector draw:style-name="gr7" draw:text-style-name="P6" draw:layer="layout" draw:line-skew="-6.637cm" svg:x1="12.103cm" svg:y1="1.863cm" svg:x2="24.631cm" svg:y2="16.112cm" draw:start-shape="id9" draw:start-glue-point="6" draw:end-shape="id15" draw:end-glue-point="4" svg:d="M12103 1863v487h12528v13762" svg:viewBox="0 0 12529 14250">
          <text:p/>
        </draw:connector>
        <draw:connector draw:style-name="gr7" draw:text-style-name="P6" draw:layer="layout" svg:x1="19.39cm" svg:y1="3.645cm" svg:x2="24.631cm" svg:y2="16.112cm" draw:start-shape="id11" draw:start-glue-point="7" draw:end-shape="id15" draw:end-glue-point="4" svg:d="M19390 3645h5241v12467" svg:viewBox="0 0 5242 12468">
          <text:p/>
        </draw:connector>
        <draw:connector draw:style-name="gr7" draw:text-style-name="P6" draw:layer="layout" draw:type="lines" svg:x1="14.715cm" svg:y1="17.802cm" svg:x2="23.072cm" svg:y2="16.701cm" draw:start-shape="id13" draw:start-glue-point="7" draw:end-shape="id15" draw:end-glue-point="5" svg:d="M14715 17802h502l7301-1101h554" svg:viewBox="0 0 8358 1102">
          <text:p/>
        </draw:connector>
        <draw:connector draw:style-name="gr7" draw:text-style-name="P6" draw:layer="layout" draw:type="lines" svg:x1="24.707cm" svg:y1="18.018cm" svg:x2="23.194cm" svg:y2="19.583cm" draw:start-shape="id16" draw:start-glue-point="6" draw:end-shape="id14" draw:end-glue-point="9" svg:d="M24707 18018v502l-1513 509v554" svg:viewBox="0 0 1514 1566">
          <text:p/>
        </draw:connector>
        <draw:connector draw:style-name="gr7" draw:text-style-name="P6" draw:layer="layout" svg:x1="17.783cm" svg:y1="11.816cm" svg:x2="14.08cm" svg:y2="12.684cm" draw:start-shape="id17" draw:start-glue-point="5" draw:end-shape="id18" draw:end-glue-point="9" svg:d="M17783 11816h-3703v868" svg:viewBox="0 0 3704 869">
          <text:p/>
        </draw:connector>
        <draw:g xml:id="id4" draw:id="id4">
          <draw:glue-point draw:id="4" svg:x="-3.053cm" svg:y="-3.413cm"/>
          <draw:glue-point draw:id="5" svg:x="2.502cm" svg:y="-3.413cm"/>
          <draw:custom-shape draw:style-name="gr21" draw:text-style-name="P10" draw:layer="layout" svg:width="1.207cm" svg:height="1.143cm" draw:transform="rotate (1.5707963267949) translate (11.989cm 11.732cm)">
            <text:p text:style-name="P1"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frame draw:style-name="gr13" draw:text-style-name="P12" draw:layer="layout" svg:width="1.143cm" svg:height="0.725cm" svg:x="11.989cm" svg:y="10.843cm">
            <draw:text-box>
              <text:p text:style-name="P11"><text:span text:style-name="T5">OR</text:span></text:p>
            </draw:text-box>
          </draw:frame>
        </draw:g>
        <draw:connector draw:style-name="gr7" draw:text-style-name="P6" draw:layer="layout" draw:type="line" svg:x1="12.56cm" svg:y1="11.732cm" svg:x2="12.558cm" svg:y2="12.685cm" draw:start-shape="id4" draw:start-glue-point="2" draw:end-shape="id18" draw:end-glue-point="11" svg:d="M12560 11732l-2 953" svg:viewBox="0 0 3 954">
          <text:p/>
        </draw:connector>
        <draw:custom-shape draw:style-name="gr22" draw:text-style-name="P9" xml:id="id19" draw:id="id19" draw:layer="layout" svg:width="4.18cm" svg:height="1.299cm" svg:x="10.235cm" svg:y="4.689cm">
          <text:list text:style-name="L2">
            <text:list-item>
              <text:p text:style-name="P8"><text:span text:style-name="T4">PseudoTracks</text:span></text:p>
            </text:list-item>
            <text:list-item>
              <text:p text:style-name="P8"><text:span text:style-name="T4">PseudoTrack_fa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3" xml:id="id20" draw:id="id20" draw:layer="layout" svg:width="4.685cm" svg:height="1.213cm" svg:x="9.868cm" svg:y="5.988cm">
          <text:p text:style-name="P5"><text:span text:style-name="T1">DRICHAerogelPseudoTracks</text:span></text:p>
          <text:p text:style-name="P5"><text:span text:style-name="T1">DRICHGasPseudo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6" draw:layer="layout" draw:type="lines" svg:x1="9.298cm" svg:y1="3.61cm" svg:x2="12.325cm" svg:y2="4.689cm" draw:start-shape="id10" draw:start-glue-point="7" draw:end-shape="id19" draw:end-glue-point="4" svg:d="M9298 3610h502l2525 577v502" svg:viewBox="0 0 3028 1080">
          <text:p/>
        </draw:connector>
        <draw:connector draw:style-name="gr7" draw:text-style-name="P6" draw:layer="layout" draw:type="lines" svg:x1="12.211cm" svg:y1="7.201cm" svg:x2="12.212cm" svg:y2="10.717cm" draw:start-shape="id20" draw:start-glue-point="6" draw:end-shape="id4" draw:end-glue-point="4" svg:d="M12211 7201v501l1 2321v694" svg:viewBox="0 0 2 3517">
          <text:p/>
        </draw:connector>
        <draw:connector draw:style-name="gr7" draw:text-style-name="P6" draw:layer="layout" draw:type="lines" svg:x1="4.452cm" svg:y1="8.266cm" svg:x2="11.161cm" svg:y2="12.685cm" draw:start-shape="id21" draw:start-glue-point="6" draw:end-shape="id18" draw:end-glue-point="10" svg:d="M4452 8266v501l6709 3415v503" svg:viewBox="0 0 6710 4420">
          <text:p/>
        </draw:connector>
      </draw:page>
      <draw:page draw:name="page2" draw:style-name="dp1" draw:master-page-name="Default">
        <draw:custom-shape draw:style-name="gr24" draw:text-style-name="P14" draw:layer="layout" svg:width="8.141cm" svg:height="8.676cm" svg:x="15.459cm" svg:y="11.2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5" xml:id="id24" draw:id="id24" draw:layer="layout" svg:width="1.72cm" svg:height="1.111cm" svg:x="18.745cm" svg:y="12.112cm">
          <text:p text:style-name="P1"><text:span text:style-name="T6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22" draw:id="id22">
          <draw:g>
            <draw:custom-shape draw:style-name="gr26" draw:text-style-name="P16" draw:layer="layout" svg:width="3.696cm" svg:height="2.672cm" svg:x="17.785cm" svg:y="16.591cm">
              <text:p text:style-name="P1"><text:span text:style-name="T7">RichGeo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7" draw:text-style-name="P17" draw:layer="layout" svg:width="3.244cm" svg:height="0.716cm" svg:x="17.976cm" svg:y="17.323cm">
              <text:p text:style-name="P1"><text:span text:style-name="T8">DRIC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8" draw:text-style-name="P17" draw:layer="layout" svg:width="3.244cm" svg:height="0.696cm" svg:x="17.951cm" svg:y="18.295cm">
              <text:p text:style-name="P1"><text:span text:style-name="T8">PFRIC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custom-shape draw:style-name="gr29" draw:text-style-name="P15" xml:id="id25" draw:id="id25" draw:layer="layout" svg:width="2.211cm" svg:height="1.65cm" svg:x="21.001cm" svg:y="11.861cm">
          <text:p text:style-name="P1"><text:span text:style-name="T6">epic</text:span></text:p>
          <text:p text:style-name="P1"><text:span text:style-name="T9">DD4hep</text:span></text:p>
          <text:p text:style-name="P1"><text:span text:style-name="T9">Geome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8" draw:layer="layout" draw:type="line" svg:x1="17.785cm" svg:y1="17.927cm" svg:x2="15.459cm" svg:y2="17.923cm" draw:start-shape="id22" draw:start-glue-point="3" draw:end-shape="id23" draw:end-glue-point="7" svg:d="M17785 17927l-2326-4" svg:viewBox="0 0 2327 5">
          <text:p/>
        </draw:connector>
        <draw:connector draw:style-name="gr7" draw:text-style-name="P18" draw:layer="layout" draw:type="lines" svg:x1="19.605cm" svg:y1="13.223cm" svg:x2="19.633cm" svg:y2="16.591cm" draw:start-shape="id24" draw:start-glue-point="6" draw:end-shape="id22" draw:end-glue-point="0" svg:d="M19605 13223v580l28 2208v580" svg:viewBox="0 0 29 3369">
          <text:p/>
        </draw:connector>
        <draw:connector draw:style-name="gr7" draw:text-style-name="P18" draw:layer="layout" draw:type="lines" svg:x1="22.107cm" svg:y1="13.511cm" svg:x2="22.082cm" svg:y2="14.244cm" draw:start-shape="id25" draw:start-glue-point="6" draw:end-shape="id26" draw:end-glue-point="4" svg:d="M22107 13511v581l-25-350v502" svg:viewBox="0 0 26 734">
          <text:p/>
        </draw:connector>
        <draw:custom-shape draw:style-name="gr30" draw:text-style-name="P19" xml:id="id23" draw:id="id23" draw:layer="layout" svg:width="1.569cm" svg:height="0.867cm" svg:x="13.89cm" svg:y="17.489cm">
          <text:p text:style-name="P1"><text:span text:style-name="T10">rich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1" draw:text-style-name="P15" xml:id="id27" draw:id="id27" draw:layer="layout" svg:width="1.667cm" svg:height="1.111cm" svg:x="16.335cm" svg:y="12.112cm">
          <text:p text:style-name="P1"><text:span text:style-name="T6">AC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8" draw:layer="layout" draw:type="lines" svg:x1="17.169cm" svg:y1="13.223cm" svg:x2="19.633cm" svg:y2="16.591cm" draw:start-shape="id27" draw:start-glue-point="6" draw:end-shape="id22" draw:end-glue-point="0" svg:d="M17169 13223v580l2464 2208v580" svg:viewBox="0 0 2465 3369">
          <text:p/>
        </draw:connector>
        <draw:custom-shape draw:style-name="gr32" draw:text-style-name="P19" xml:id="id28" draw:id="id28" draw:layer="layout" svg:width="1.569cm" svg:height="0.889cm" svg:x="13.89cm" svg:y="15.045cm">
          <text:p text:style-name="P1"><text:span text:style-name="T10">acts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3" draw:text-style-name="P19" xml:id="id26" draw:id="id26" draw:layer="layout" svg:width="2.577cm" svg:height="0.979cm" svg:x="20.793cm" svg:y="14.244cm">
          <text:p text:style-name="P1"><text:span text:style-name="T10">dd4he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7" draw:text-style-name="P18" draw:layer="layout" draw:type="lines" svg:x1="22.082cm" svg:y1="15.223cm" svg:x2="19.633cm" svg:y2="16.591cm" draw:start-shape="id26" draw:start-glue-point="6" draw:end-shape="id22" draw:end-glue-point="0" svg:d="M22082 15223v501l-2449 287v580" svg:viewBox="0 0 2450 1369">
          <text:p/>
        </draw:connector>
        <draw:connector draw:style-name="gr7" draw:text-style-name="P18" draw:layer="layout" draw:type="lines" svg:x1="17.169cm" svg:y1="13.223cm" svg:x2="15.459cm" svg:y2="15.489cm" draw:start-shape="id27" draw:start-glue-point="6" draw:end-shape="id28" draw:end-glue-point="7" svg:d="M17169 13223v580l-1209 1686h-501" svg:viewBox="0 0 1711 2267">
          <text:p/>
        </draw:connector>
        <draw:custom-shape draw:style-name="gr34" draw:text-style-name="P20" draw:layer="layout" svg:width="7.271cm" svg:height="6.604cm" svg:x="2.524cm" svg:y="2.2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6.601cm" svg:height="1.868cm" svg:x="2.995cm" svg:y="3.323cm">
          <text:list text:style-name="L2">
            <text:list-item>
              <text:p text:style-name="P8"><text:span text:style-name="T4">JANA+EICrecon independent algorithm</text:span></text:p>
            </text:list-item>
            <text:list-item>
              <text:p text:style-name="P8"><text:span text:style-name="T4">EICrecon factory or processor</text:span></text:p>
            </text:list-item>
            <text:list-item>
              <text:p text:style-name="P8"><text:span text:style-name="T4">Analysis processor (if any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22" draw:layer="layout" svg:width="3.064cm" svg:height="0.696cm" svg:x="4.763cm" svg:y="5.254cm">
          <text:p text:style-name="P1"><text:span text:style-name="T1">Output Collection(s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7" draw:text-style-name="P23" draw:layer="layout" svg:width="4.811cm" svg:height="1.032cm" svg:x="4.008cm" svg:y="6.928cm">
          <text:p text:style-name="P1"><text:span text:style-name="T2">Upstream, Downstream,</text:span></text:p>
          <text:p text:style-name="P1"><text:span text:style-name="T2">Other algorithm graphs, et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8" draw:text-style-name="P24" draw:layer="layout" svg:width="4.953cm" svg:height="0.962cm" svg:x="3.286cm" svg:y="2.416cm">
          <draw:text-box>
            <text:p>LEG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8T01:25:09.947117986</meta:creation-date>
    <dc:date>2023-03-21T12:23:24.239536698</dc:date>
    <meta:editing-duration>P1DT12H39M41S</meta:editing-duration>
    <meta:editing-cycles>44</meta:editing-cycles>
    <meta:generator>LibreOffice/6.0.7.3$Linux_X86_64 LibreOffice_project/00m0$Build-3</meta:generator>
    <meta:document-statistic meta:object-count="65"/>
  </office:meta>
</office:document-meta>
</file>